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weight="bold" officeooo:rsid="0017c5e1" officeooo:paragraph-rsid="0017c5e1" style:font-weight-asian="bold" style:font-weight-complex="bold"/>
    </style:style>
    <style:style style:name="P2" style:family="paragraph" style:parent-style-name="Standard">
      <style:text-properties style:font-name="Open Sans" fo:font-weight="bold" officeooo:rsid="00188beb" officeooo:paragraph-rsid="00188beb" style:font-weight-asian="bold" style:font-weight-complex="bold"/>
    </style:style>
    <style:style style:name="P3" style:family="paragraph" style:parent-style-name="Standard">
      <style:text-properties style:font-name="Open Sans" fo:font-weight="normal" officeooo:rsid="0017c5e1" officeooo:paragraph-rsid="0017c5e1" style:font-weight-asian="normal" style:font-weight-complex="normal"/>
    </style:style>
    <style:style style:name="P4" style:family="paragraph" style:parent-style-name="Standard">
      <style:text-properties style:font-name="Open Sans" fo:font-weight="normal" officeooo:rsid="0018811b" officeooo:paragraph-rsid="0018811b" style:font-weight-asian="normal" style:font-weight-complex="normal"/>
    </style:style>
    <style:style style:name="P5" style:family="paragraph" style:parent-style-name="Standard">
      <style:text-properties style:font-name="Open Sans" fo:font-weight="normal" officeooo:rsid="00188beb" officeooo:paragraph-rsid="00188beb" style:font-weight-asian="normal" style:font-weight-complex="normal"/>
    </style:style>
    <style:style style:name="P6" style:family="paragraph" style:parent-style-name="Standard">
      <style:text-properties style:font-name="Open Sans" fo:font-size="16pt" style:text-underline-style="none" fo:font-weight="bold" officeooo:rsid="00188beb" officeooo:paragraph-rsid="00188beb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811b" style:font-weight-asian="normal" style:font-weight-complex="normal"/>
    </style:style>
    <style:style style:name="T3" style:family="text">
      <style:text-properties officeooo:rsid="001881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ystem Manual</text:p>
      <text:p text:style-name="P1"/>
      <text:p text:style-name="P1">General Design and Data Marshalling</text:p>
      <text:p text:style-name="P1"/>
      <text:p text:style-name="P3">Firstly, an abstraction was created called a Connection. <text:s/>A Connection sends and reads messages over a socket, where all messages are at least 8 bytes in length. <text:s/>The first 32 bits signify the length of the message in bytes (excluding the first 8 bytes), and the second 32 bits signify the type of the message.</text:p>
      <text:p text:style-name="P3"/>
      <text:p text:style-name="P3">The Connection class then exposes an API to send a type and a string, as well as an API to read into a type and string. <text:s/>Now, all data must simply be serialized to a string in order to be passed over the network.</text:p>
      <text:p text:style-name="P1"/>
      <text:p text:style-name="P1"><text:span text:style-name="T1">A class was created called FunctionSignature, consisting of a name and a vector of integer argument types. <text:s/>An equality operator was defined on this class to compare both the name and the types, ignoring the magnitude (but not the presence of) arrays. <text:s/></text:span><text:span text:style-name="T2">This equality operator then transparently handles function overloading, so no additional logic is required.</text:span><text:span text:style-name="T1"> <text:s/></text:span><text:span text:style-name="T2">The FunctionSignature</text:span><text:span text:style-name="T1"> class includes logic to determine the size, in bytes, of a given argument.</text:span></text:p>
      <text:p text:style-name="P1"/>
      <text:p text:style-name="P1"><text:span text:style-name="T1">Another class was created called FunctionCall, consisting of a FunctionSignature and a vector of bytes. <text:s/>When this class is initialized with the argTypes pointer and the void** data pointer, it uses the FunctionSignature size logic to copy the data from the void** data pointer into its own data vector. <text:s/>The data then resides sequentially in the FunctionCall's vector, so it is easily serialized and deserialized.</text:span></text:p>
      <text:p text:style-name="P1"/>
      <text:p text:style-name="P1"><text:span text:style-name="T1">A third class called ServerAddress handles serializing an address consisting of a port and a hostname. <text:s/>The hostname is assumed to be less than 100 bytes long (although this is a hardcoded constant it could easily be changed to adapt to longer lengths).</text:span></text:p>
      <text:p text:style-name="P1"/>
      <text:p text:style-name="P1">Binder Database and Round Robin</text:p>
      <text:p text:style-name="P1"/>
      <text:p text:style-name="P3">In the interest of simplicity and reliability, the design of the binder's database was kept intentionally simple. <text:s/>The binder's database is a basic std::list of Server objects. <text:s/>A Server object consists of a ServerAddress, a socket file descriptor and a list of FunctionSignatures. <text:s/>In this list, the socket file descriptor is used as the key.</text:p>
      <text:p text:style-name="P3"/>
      <text:p text:style-name="P3">When a server registers a function (as a serialized FunctionSignature), the server list is searched for the matching socket, and the signature is appended to its list of FunctionSignatures. <text:s/>When a client requests a server to handle a particular FunctionSignature, the list is searched from the beginning, and the first server with a <text:soft-page-break/>matching FunctionSignature is returned.</text:p>
      <text:p text:style-name="P3"/>
      <text:p text:style-name="P3">This design makes the round-robin implementation very straightforward. <text:s/>When a server is found for a client's request, the server is moved to the end of the binder's list of servers. <text:s/>It is not the most efficient approach, but should be <text:span text:style-name="T3">easily performant at the scale required for this assignment</text:span>.</text:p>
      <text:p text:style-name="P3"/>
      <text:p text:style-name="P4">An alternative design is possible, but the round robin approach as prescribed makes any alternative design challenging (since the round robin operates globally across all servers, but a FunctionSignature applies only to a limited set of servers). <text:s/>A description follows, but may be beyond the scope of this document. <text:s/>If a hash function were added to a FunctionSignature then it could be used to index a set of ServerAddresses, and both registration and lookup would be “fast”. <text:s/>The selected set would then be compared to a global queue (linked list) of servers to find the first occurrence, which would then be moved to the back. <text:s/>Of course, removing a server would be more time consuming, but that is (probably) a rare occurence.</text:p>
      <text:p text:style-name="P4"/>
      <text:p text:style-name="P2">Error Codes</text:p>
      <text:p text:style-name="P2"/>
      <text:p text:style-name="P5">Distinct error codes were not used. <text:s/>A warning was used to indicate when an overriding (not overloading) function was registered, but the registration proceeds regardless.</text:p>
      <text:p text:style-name="P5"/>
      <text:p text:style-name="P2">Missing Functionality</text:p>
      <text:p text:style-name="P2"/>
      <text:p text:style-name="P5">To the best of my knowledge, no functionality is mis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3:46:21.518832006</meta:creation-date>
    <dc:date>2015-07-12T00:15:23.063988952</dc:date>
    <meta:editing-duration>PT9M3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16" meta:word-count="612" meta:character-count="3730" meta:non-whitespace-character-count="3114"/>
  </office:meta>
</office:document-meta>
</file>